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Future.is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liableMyRoleMessageExchangeImpl.invokeBlock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nreliableMyRoleMessageExchangeImpl.UnreliableMyRoleMessageExchangeImpl( ODEProcess process , String mexId , PartnerLinkModel oplink , Operation operation , QName call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liableMyRoleMessageExchangeImpl.c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reliableMyRoleMessageExchangeImpl.onAsyncAck( MessageExchangeDAO mexda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UnreliableMyRoleMessageExchangeImpl.invokeAsync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ponseFuture.get( long timeout , TimeUnit un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reliableMyRoleMessageExchangeImpl.getInvocation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Future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Future.cancel( boolean mayInterruptIfRun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Future.done( 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Future.is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liableMyRoleMessageExchangeImp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